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088cm" style:rel-column-width="2775*"/>
    </style:style>
    <style:style style:name="Tabla1.B" style:family="table-column">
      <style:table-column-properties style:column-width="1.09cm" style:rel-column-width="2779*"/>
    </style:style>
    <style:style style:name="Tabla1.D" style:family="table-column">
      <style:table-column-properties style:column-width="9.169cm" style:rel-column-width="23380*"/>
    </style:style>
    <style:style style:name="Tabla1.E" style:family="table-column">
      <style:table-column-properties style:column-width="5.027cm" style:rel-column-width="12819*"/>
    </style:style>
    <style:style style:name="Tabla1.F" style:family="table-column">
      <style:table-column-properties style:column-width="8.237cm" style:rel-column-width="2100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Heading">
      <style:text-properties style:font-name="Courier New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2">x</text:p>
            </table:table-cell>
            <table:table-cell table:style-name="Tabla1.A1" office:value-type="string">
              <text:p text:style-name="P2">z</text:p>
            </table:table-cell>
            <table:table-cell table:style-name="Tabla1.A1" office:value-type="string">
              <text:p text:style-name="P2">...</text:p>
            </table:table-cell>
            <table:table-cell table:style-name="Tabla1.A1" office:value-type="string">
              <text:p text:style-name="P2">Código programa</text:p>
            </table:table-cell>
            <table:table-cell table:style-name="Tabla1.A1" office:value-type="string">
              <text:p text:style-name="P2">¿Cumple condición?</text:p>
            </table:table-cell>
            <table:table-cell table:style-name="Tabla1.F1" office:value-type="string">
              <text:p text:style-name="P2">Salida por pantalla</text:p>
            </table:table-cell>
          </table:table-row>
        </table:table-header-rows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x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y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While (x&lt;5)</text:p>
          </table:table-cell>
          <table:table-cell table:style-name="Tabla1.B2" office:value-type="string">
            <text:p text:style-name="P1">Si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Y = x-y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System.out.println(x+””+y+””)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X + “” + y + “”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+1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9-30T11:08:55.78</meta:creation-date>
    <dc:date>2016-10-13T11:22:29.64</dc:date>
    <meta:editing-duration>PT26S</meta:editing-duration>
    <meta:editing-cycles>4</meta:editing-cycles>
    <meta:generator>OpenOffice/4.1.0$Win32 OpenOffice.org_project/410m18$Build-9764</meta:generator>
    <dc:creator>Bea Solbes</dc:creator>
    <meta:document-statistic meta:table-count="1" meta:image-count="0" meta:object-count="0" meta:page-count="1" meta:paragraph-count="25" meta:word-count="42" meta:character-count="154"/>
  </office:meta>
</office:document-meta>
</file>